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0864" officeooo:paragraph-rsid="00080864"/>
    </style:style>
    <style:style style:name="P2" style:family="paragraph" style:parent-style-name="Standard">
      <style:text-properties officeooo:rsid="00080864" officeooo:paragraph-rsid="000bd301"/>
    </style:style>
    <style:style style:name="P3" style:family="paragraph" style:parent-style-name="Standard">
      <style:text-properties officeooo:paragraph-rsid="00080864"/>
    </style:style>
    <style:style style:name="P4" style:family="paragraph" style:parent-style-name="Preformatted_20_Text">
      <style:text-properties officeooo:rsid="00080864" officeooo:paragraph-rsid="00080864"/>
    </style:style>
    <style:style style:name="P5" style:family="paragraph" style:parent-style-name="Preformatted_20_Text">
      <style:text-properties officeooo:rsid="00080864" officeooo:paragraph-rsid="00080864" fo:background-color="#e6ecf9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080864"/>
    </style:style>
    <style:style style:name="T1" style:family="text">
      <style:text-properties officeooo:rsid="00080864"/>
    </style:style>
    <style:style style:name="T2" style:family="text">
      <style:text-properties officeooo:rsid="000bd3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P1"/>
      <text:p text:style-name="P1"><text:a xlink:type="simple" xlink:href="https://translate.google.com/translate?hl=es&amp;sl=en&amp;u=https://www.digitalocean.com/community/tutorials/how-to-install-git-on-ubuntu-14-04&amp;prev=search" text:style-name="Internet_20_link" text:visited-style-name="Visited_20_Internet_20_Link">https://translate.google.com/translate?hl=es&amp;sl=en&amp;u=https://www.digitalocean.com/community/tutorials/how-to-install-git-on-ubuntu-14-04&amp;prev=search</text:a></text:p>
      <text:p text:style-name="P1"/>
      <text:p text:style-name="P5"/>
      <text:p text:style-name="P5">hasta aquí me qede.. </text:p>
      <text:p text:style-name="P5">wget -O git.zip https://github.com/git/git/archive/v1.9.2.zip</text:p>
      <text:p text:style-name="P7">git config --global user.name "<text:span text:style-name="Emphasis"><text:span text:style-name="T1">ScarlettBD</text:span></text:span>"</text:p>
      <text:p text:style-name="P3"><text:span text:style-name="T1">"</text:span></text:p>
      <text:p text:style-name="P1">git config --global user.email "<text:a xlink:type="simple" xlink:href="mailto:scanjura21@gmail.com" text:style-name="Internet_20_link" text:visited-style-name="Visited_20_Internet_20_Link">scanjura21@gmail.com</text:a>"</text:p>
      <text:p text:style-name="P1"/>
      <text:p text:style-name="P1"/>
      <text:p text:style-name="P1"/>
      <text:p text:style-name="P4">git clone <text:a xlink:type="simple" xlink:href="https://github.com/ScarlettBD/Spoon-Knife" text:style-name="Internet_20_link" text:visited-style-name="Visited_20_Internet_20_Link">https://github.com/</text:a><text:a xlink:type="simple" xlink:href="https://github.com/ScarlettBD/Spoon-Knife" text:style-name="Internet_20_link" text:visited-style-name="Visited_20_Internet_20_Link"><text:span text:style-name="Emphasis">ScarlettBD</text:span></text:a><text:a xlink:type="simple" xlink:href="https://github.com/ScarlettBD/Spoon-Knife" text:style-name="Internet_20_link" text:visited-style-name="Visited_20_Internet_20_Link">/Spoon-Knife</text:a></text:p>
      <text:p text:style-name="P4"/>
      <text:p text:style-name="P1"><text:a xlink:type="simple" xlink:href="mailto:ScarlettBD@users.noreply.github.com" text:style-name="Internet_20_link" text:visited-style-name="Visited_20_Internet_20_Link"><text:span text:style-name="Strong_20_Emphasis">ScarlettBD@users.noreply.github.com</text:span></text:a></text:p>
      <text:p text:style-name="P1"><text:span text:style-name="Strong_20_Emphasis"/></text:p>
      <text:p text:style-name="P2"><text:a xlink:type="simple" xlink:href="https://help.github.com/articles/fork-a-repo/" text:style-name="Internet_20_link" text:visited-style-name="Visited_20_Internet_20_Link"><text:span text:style-name="Strong_20_Emphasis"><text:span text:style-name="T2">https://help.github.com/articles/fork-a-repo/</text:span></text:span></text:a></text:p>
      <text:p text:style-name="P2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2:50:05.401679555</meta:creation-date>
    <dc:date>2015-11-16T13:33:34.199966956</dc:date>
    <meta:editing-duration>PT12M47S</meta:editing-duration>
    <meta:editing-cycles>1</meta:editing-cycles>
    <meta:generator>LibreOffice/4.4.6.3$Linux_x86 LibreOffice_project/40m0$Build-3</meta:generator>
    <meta:document-statistic meta:table-count="0" meta:image-count="0" meta:object-count="0" meta:page-count="1" meta:paragraph-count="9" meta:word-count="27" meta:character-count="457" meta:non-whitespace-character-count="440"/>
  </office:meta>
</office:document-meta>
</file>